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1a694d" style:font-size-asian="10.5pt" style:font-size-complex="10.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.5pt" officeooo:paragraph-rsid="001a694d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paragraph-rsid="001a694d" style:font-size-asian="10.5pt" style:font-size-complex="10.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.5pt" officeooo:rsid="001f0e3d" officeooo:paragraph-rsid="001a694d" style:font-size-asian="10.5pt" style:font-size-complex="10.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.5pt" fo:font-style="italic" officeooo:paragraph-rsid="001a694d" style:font-size-asian="10.5pt" style:font-style-asian="italic" style:font-size-complex="10.5pt" style:font-style-complex="italic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officeooo:paragraph-rsid="001a694d" style:font-style-asian="italic" style:font-style-complex="italic"/>
    </style:style>
    <style:style style:name="P8" style:family="paragraph" style:parent-style-name="Standard">
      <style:paragraph-properties fo:margin-left="0.5in" fo:margin-right="0.5in" fo:text-align="start" style:justify-single-word="false" fo:text-indent="0.5in" style:auto-text-indent="false"/>
      <style:text-properties fo:font-size="10.5pt" officeooo:paragraph-rsid="001a694d" style:font-size-asian="10.5pt" style:font-size-complex="10.5pt"/>
    </style:style>
    <style:style style:name="P9" style:family="paragraph" style:parent-style-name="Standard">
      <style:paragraph-properties fo:margin-left="0.5in" fo:margin-right="0.5in" fo:text-align="center" style:justify-single-word="false" fo:text-indent="0.5in" style:auto-text-indent="false"/>
      <style:text-properties fo:font-size="10.5pt" officeooo:paragraph-rsid="001a694d" style:font-size-asian="10.5pt" style:font-size-complex="10.5pt"/>
    </style:style>
    <style:style style:name="P10" style:family="paragraph" style:parent-style-name="Standard">
      <style:paragraph-properties fo:margin-left="0in" fo:margin-right="0.5in" fo:text-align="start" style:justify-single-word="false" fo:text-indent="0in" style:auto-text-indent="false"/>
      <style:text-properties fo:font-size="10.5pt" officeooo:paragraph-rsid="001a694d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officeooo:rsid="001f0e3d"/>
    </style:style>
    <style:style style:name="T3" style:family="text">
      <style:text-properties fo:font-size="10.5pt" officeooo:rsid="001f0e3d" style:font-size-asian="10.5pt" style:font-size-complex="10.5pt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a694d"/>
    </style:style>
    <style:style style:name="T6" style:family="text">
      <style:text-properties officeooo:rsid="001bd8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s for Lab Report:</text:p>
      <text:p text:style-name="P2"/>
      <text:list xml:id="list5515484277643685359" text:style-name="L1">
        <text:list-item>
          <text:p text:style-name="P3"><text:span text:style-name="T2">General Notes on f</text:span>ormatting and style:</text:p>
          <text:list>
            <text:list-item>
              <text:p text:style-name="P3">Double Spaced, 12-point Liberation Serif or Times New Roman.</text:p>
            </text:list-item>
            <text:list-item>
              <text:p text:style-name="P3">Centered in footer: Last Name, Page number and Page count. <text:s/>Example: “Williamson, 4/7” or “Williamson, 4 of 7”</text:p>
            </text:list-item>
            <text:list-item>
              <text:p text:style-name="P3">Beginnings of sections should be centered, in 12-point font. <text:s/>Bold or italics are optional (don’t do both)</text:p>
            </text:list-item>
            <text:list-item>
              <text:p text:style-name="P3">Unless the people are part of the experiment, do not refer to people in the report. <text:s/>Instead of saying “I measured the velocity of the car,” say, “The velocity of the car was measured.” <text:s/>Note: Grammar checker, if enabled, may not like this use of the passive voice. <text:s/>Don’t worry, if it sounds correct, it probably is. <text:s/>English teachers don’t like the passive voice either, but it is necessary for science. <text:s/>Whoever wrote the grammar checker obviously wasn’t a scientist.</text:p>
            </text:list-item>
          </text:list>
        </text:list-item>
      </text:list>
      <text:p text:style-name="P4"/>
      <text:list xml:id="list72706229007403" text:continue-numbering="true" text:style-name="L1">
        <text:list-item>
          <text:p text:style-name="P5">Sections: </text:p>
          <text:list>
            <text:list-item>
              <text:p text:style-name="P7"><text:span text:style-name="T3">Title Page: </text:span></text:p>
              <text:list>
                <text:list-item>
                  <text:p text:style-name="P3">Title of Experiment</text:p>
                </text:list-item>
                <text:list-item>
                  <text:p text:style-name="P3">Your Name</text:p>
                </text:list-item>
                <text:list-item>
                  <text:p text:style-name="P3">Period</text:p>
                </text:list-item>
                <text:list-item>
                  <text:p text:style-name="P3">Date Submitted</text:p>
                </text:list-item>
              </text:list>
            </text:list-item>
            <text:list-item>
              <text:p text:style-name="P6">Introduction:</text:p>
            </text:list-item>
          </text:list>
        </text:list-item>
      </text:list>
      <text:p text:style-name="P8">Explain any physics concepts that are essential to the experiment (ie, velocity, friction, heat, electrical charge, etc). <text:s text:c="2"/>If any formulas are used for calculation, explain how these formulas were derived. <text:s/>(You can add formulas in MS Office or <text:span text:style-name="T6">Libre</text:span>Office using “Insert -&gt; Object -&gt; (<text:span text:style-name="T4">MS</text:span>) Equation”<text:span text:style-name="T6">)</text:span>. <text:s/>Any Equations should be centered on their own line and numbered so that you may refer to them later: </text:p>
      <text:p text:style-name="P9"><draw:frame draw:style-name="fr2" draw:name="Object1" text:anchor-type="as-char" svg:width="0.7701in" svg:height="0.207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 (1)</text:p>
      <text:p text:style-name="P8">Briefly state the purpose of the experiment and the problem that we are trying to investigate. <text:s/>A hypothesis, if stated, should be one sentence at most. <text:s/></text:p>
      <text:p text:style-name="P4"/>
      <text:list xml:id="list72705017388035" text:continue-numbering="true" text:style-name="L1">
        <text:list-item>
          <text:list>
            <text:list-item>
              <text:p text:style-name="P6">Materials</text:p>
            </text:list-item>
          </text:list>
        </text:list-item>
      </text:list>
      <text:p text:style-name="P8">List all the materials that were used in the experiment. <text:s/>Do not include people, writing instruments, tables, or other things that were not directly involved in the experiment. </text:p>
      <text:p text:style-name="P10"/>
      <text:list xml:id="list72705726605001" text:continue-numbering="true" text:style-name="L1">
        <text:list-item>
          <text:list>
            <text:list-item>
              <text:p text:style-name="P6"><text:s/>Experimental Setup</text:p>
            </text:list-item>
          </text:list>
        </text:list-item>
      </text:list>
      <text:p text:style-name="P8">Explain how the materials were arranged so that the experiment could be performed. <text:s/>If easier, use a diagram here, but be sure to include a few sentences explaining how the experiment was set up.</text:p>
      <text:p text:style-name="P4"/>
      <text:list xml:id="list72704989276267" text:continue-numbering="true" text:style-name="L1">
        <text:list-item>
          <text:list>
            <text:list-item>
              <text:p text:style-name="P6"><text:s/>Procedure</text:p>
            </text:list-item>
          </text:list>
        </text:list-item>
      </text:list>
      <text:p text:style-name="P4"><text:tab/><text:tab/>Explain what you did (not including initial setup).</text:p>
      <text:p text:style-name="P4"/>
      <text:list xml:id="list72705371757591" text:continue-numbering="true" text:style-name="L1">
        <text:list-item>
          <text:list>
            <text:list-item>
              <text:p text:style-name="P6">Results and Analysis</text:p>
            </text:list-item>
          </text:list>
        </text:list-item>
      </text:list>
      <text:p text:style-name="P8">Present the results of your experiment. <text:s/>Tables or graphs are of particular importance here. <text:s/>Not all calculations should be show, but one should be shown as an example. <text:s/>Remember to center and number equations. <text:s text:c="2"/></text:p>
      <text:p text:style-name="P8"/>
      <text:list xml:id="list72705615402052" text:continue-numbering="true" text:style-name="L1">
        <text:list-item>
          <text:list>
            <text:list-item>
              <text:p text:style-name="P6">Conclusions</text:p>
            </text:list-item>
          </text:list>
        </text:list-item>
      </text:list>
      <text:p text:style-name="P8">Explain whether your results were reasonable and what you expected. <text:s/>DO NOT state “My hypothesis was ________” - your reader is smart enough to know this already. <text:s/></text:p>
      <text:p text:style-name="P8">Explain if anything in the design of the experiment may have introduced unnecessary uncertainties. <text:s/>If necessary, suggest a way that these uncertainties could be reduc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694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1"><draw:image xlink:href="Pictures/10000201000000EF0000010090B2664D.png" xlink:type="simple" xlink:show="embed" xlink:actuate="onLoad"/></draw:frame> <text:s text:c="20"/>Name:<text:tab/><text:tab/><text:date style:data-style-name="N37" text:date-value="2016-11-02T07:27:04.815661786" text:date-adjust="PT24H00M00S">11/03/16</text:date> <text:s text:c="11"/></text:p>
      </style:header>
      <style:footer>
        <text:p text:style-name="Footer"><text:span text:style-name="MT1">Lab Report Instructions</text:span><text:tab/><text:span text:style-name="MT1">Williamson - 1</text:span>/<text:page-count>1</text:page-count><text:tab/><text:span text:style-name="MT1">Reference Material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7:25:32.726224497</meta:creation-date>
    <meta:editing-duration>PT1M31S</meta:editing-duration>
    <meta:editing-cycles>3</meta:editing-cycles>
    <meta:generator>LibreOffice/4.3.7.2$Linux_X86_64 LibreOffice_project/430$Build-2</meta:generator>
    <dc:date>2016-11-02T07:27:04.728121654</dc:date>
    <meta:document-statistic meta:table-count="0" meta:image-count="2" meta:object-count="1" meta:page-count="1" meta:paragraph-count="29" meta:word-count="429" meta:character-count="2644" meta:non-whitespace-character-count="2190"/>
  </office:meta>
</office:document-meta>
</file>

<file path=Object 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